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master-page-name="First_20_Page">
      <style:paragraph-properties fo:text-align="start" style:justify-single-word="fals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&lt;setLang(user.lang or 'fr_FR')&gt;">&lt;setLang(user.lang or 'fr_FR')&gt;</text:text-input></text:p>
      <text:p text:style-name="P1"/>
      <text:p text:style-name="P2">Very basic<text:line-break/>Do not modify <text:line-break/>Copy it <text:line-break/>and improve it<text:line-break/>DO NOT OVERWRITE 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. FRANCOIS</meta:initial-creator>
    <meta:creation-date>2014-01-22T16:35:02</meta:creation-date>
    <dc:date>2014-01-22T16:37:58</dc:date>
    <dc:creator>L. FRANCOIS</dc:creator>
    <meta:editing-duration>PT1M14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2" meta:word-count="17" meta:character-count="100" meta:non-whitespace-character-count="83"/>
  </office:meta>
</office:document-meta>
</file>